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Dialogs/dialog-lc.xml" manifest:media-type="text/xml"/>
  <manifest:file-entry manifest:full-path="Dialogs/MyLibrary/dialog-lb.xml" manifest:media-type="text/xml"/>
  <manifest:file-entry manifest:full-path="Dialogs/Standard/dialog-lb.xml" manifest:media-type="text/xml"/>
  <manifest:file-entry manifest:full-path="settings.xml" manifest:media-type="text/xml"/>
  <manifest:file-entry manifest:full-path="Basic/script-lc.xml" manifest:media-type="text/xml"/>
  <manifest:file-entry manifest:full-path="Basic/MyLibrary/script-lb.xml" manifest:media-type="text/xml"/>
  <manifest:file-entry manifest:full-path="Basic/MyLibrary/Module1.xml" manifest:media-type="text/xml" manifest:size="1041">
    <manifest:encryption-data manifest:checksum-type="urn:oasis:names:tc:opendocument:xmlns:manifest:1.0#sha256-1k" manifest:checksum="/82x+xFkljVd4rv8De2eROQBjVIb6Kjk7QdQyxz0FP4=">
      <manifest:algorithm manifest:algorithm-name="http://www.w3.org/2001/04/xmlenc#aes256-cbc" manifest:initialisation-vector="eytI3JX3XVC7eo01YBGV8w=="/>
      <manifest:key-derivation manifest:key-derivation-name="PBKDF2" manifest:key-size="32" manifest:iteration-count="1024" manifest:salt="wq64q0rYVf2LLNnsE/bwRw=="/>
      <manifest:start-key-generation manifest:start-key-generation-name="http://www.w3.org/2000/09/xmldsig#sha256" manifest:key-size="32"/>
    </manifest:encryption-data>
  </manifest:file-entry>
  <manifest:file-entry manifest:full-path="Basic/MyLibrary/Module1.bin" manifest:media-type="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outon 1" form:control-implementation="ooo:com.sun.star.form.component.CommandButton" xml:id="control1" form:id="control1" form:label="Test M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yLibrary.Module1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70.24mm" svg:height="15.14mm" svg:x="50.17mm" svg:y="21.78mm" draw:control="control1"/>
        </table:shapes>
        <table:table-column table:style-name="co1" table:default-cell-style-name="Default"/>
        <table:table-row table:style-name="ro1">
          <table:table-cell office:value-type="string" calcext:value-type="string">
            <text:p>success</text:p>
          </table:table-cell>
        </table:table-row>
        <table:table-row table:style-name="ro1" table:number-rows-repeated="9">
          <table:table-cell/>
        </table:table-row>
        <table:table-row table:style-name="ro1">
          <table:table-cell office:value-type="string" calcext:value-type="string">
            <text:p>The MyLibrary password is <text:span text:style-name="T1">password</text:span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emoving it, the TestMe button is ok (no error)</text:p>
          </table:table-cell>
        </table:table-row>
        <table:table-row table:style-name="ro1">
          <table:table-cell office:value-type="string" calcext:value-type="string">
            <text:p>with password protected library, the TestMe button fires an error (variable not set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9">00/00/0000</text:date>, <text:time style:data-style-name="N2" text:time-value="18:05:51.7083621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Godard</meta:initial-creator>
    <meta:creation-date>2014-03-10T10:55:49.530350351</meta:creation-date>
    <dc:date>2015-08-19T18:08:10.159983480</dc:date>
    <meta:editing-duration>PT2H12M50S</meta:editing-duration>
    <meta:editing-cycles>46</meta:editing-cycles>
    <meta:generator>LibreOfficeDev/5.1.0.0.alpha1$Linux_X86_64 LibreOffice_project/94cdcaa4d8db8f03ac9a84dac54357efff3eb123</meta:generator>
    <dc:creator>Laurent Godard</dc:creator>
    <meta:document-statistic meta:table-count="1" meta:cell-count="4" meta:object-count="1"/>
  </office:meta>
</office:document-meta>
</file>

<file path=Basic/MyLibrary/Module1.xml>�q��фk�U�j/9��n��_��\�-%����чNW&��Z���gݜ�=�c��?l{����yEȒ�x��+�����t�빅��MӔ[n���6<�FC���$
+0�z��>m�ܚs�d�J�I(�lR�b�a4�Y�������I��)3��O�_<[}����̠�!�Oՠ��ّ**Y�L���l.��)g��ΰ�Agc �RhQ��c����-A�𣗹���S���_�>\N��a�(�Z�ՄP�W�*m	�lMWU�@�LՋ�bЍer2��z:D�7X����S������$2::��Up���G�"��1�☷��-�L�9����f�9�<ǩu�R=3=���tp�m��"��2N<0;~���ޖ_�|��1;6<��Rޫ( ����q�!��u��F��%b��z|�=��0�L�E����<}`з=j��p�TP���b�R˦��2A�q�3*����K��Y�b+J�q��L�ڱ,�O7H�QDU�sC��C	&
</file>

<file path=Basic/MyLibrary/script-lb.xml><?xml version="1.0" encoding="utf-8"?>
<!DOCTYPE library  PUBLIC '-//OpenOffice.org//DTD OfficeDocument 1.0//EN'  'library.dtd'>
<library:library xmlns:library="http://openoffice.org/2000/library" library:name="MyLibrary" library:readonly="false" library:passwordprotected="true">
  <library:element library:name="Module1"/>
</library:library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sub main
	myLibs = thisComponent.basicLibraries
	if not myLibs.isLibraryPasswordVerified("MyLibrary") then	
		retour = myLibs.verifyLibraryPassword( "MyLibrary", "password" )
	end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MyLibrary" library:link="false"/>
</library:libraries>
</file>

<file path=Dialogs/MyLibrary/dialog-lb.xml><?xml version="1.0" encoding="utf-8"?>
<!DOCTYPE library  PUBLIC '-//OpenOffice.org//DTD OfficeDocument 1.0//EN'  'library.dtd'>
<library:library xmlns:library="http://openoffice.org/2000/library" library:name="MyLibrary" library:readonly="false" library:passwordprotected="false"/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MyLibrary" library:link="false"/>
</library:libraries>
</file>